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weight="bold" style:font-name-asian="Times New Roman1" style:font-weight-asian="bold" style:font-name-complex="Times New Roman1"/>
    </style:style>
    <style:style style:name="T6" style:family="text">
      <style:text-properties style:font-name="Times New Roman" fo:font-weight="bold" style:font-name-asian="Times New Roman1" style:font-weight-asian="bold" style:font-name-complex="Times New Roman1" fo:background-color="#ffffff"/>
    </style:style>
    <style:style style:name="T7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8" style:family="text">
      <style:text-properties style:font-name="Times New Roman" fo:font-style="italic" fo:font-weight="bold" style:font-name-asian="Times New Roman1" style:font-style-asian="italic" style:font-weight-asian="bold" style:font-name-complex="Times New Roman1" fo:background-color="#ffffff"/>
    </style:style>
    <style:style style:name="T9" style:family="text">
      <style:text-properties style:font-name="Times New Roman" fo:font-style="italic" style:font-name-asian="Times New Roman1" style:font-style-asian="italic" style:font-name-complex="Times New Roman1"/>
    </style:style>
    <style:style style:name="T10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1" style:family="text">
      <style:text-properties fo:color="#000000" style:font-name="Times New Roman" style:font-name-asian="Times New Roman1" style:font-name-complex="Times New Roman1" fo:background-color="#ffffff"/>
    </style:style>
    <style:style style:name="T12" style:family="text">
      <style:text-properties fo:color="#000000" style:font-name="Times New Roman" fo:font-style="italic" fo:font-weight="bold" style:font-name-asian="Times New Roman1" style:font-style-asian="italic" style:font-weight-asian="bold" style:font-name-complex="Times New Roman1" fo:background-color="#ffffff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355e00" style:font-name="Times New Roman" fo:font-style="italic" fo:font-weight="bold" style:font-name-asian="Times New Roman1" style:font-style-asian="italic" style:font-weight-asian="bold" style:font-name-complex="Times New Roman1" fo:background-color="#ffffff"/>
    </style:style>
    <style:style style:name="T15" style:family="text">
      <style:text-properties fo:color="#343131" style:font-name="Times New Roman" fo:font-style="italic" fo:font-weight="bold" style:font-name-asian="Times New Roman1" style:font-style-asian="italic" style:font-weight-asian="bold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RÓPY</text:span></text:p>
      <text:p text:style-name="P3"><text:span text:style-name="T2">- </text:span><text:span text:style-name="T4">výrazové prostriedky, ktoré označujú predmety alebo javy a na základe podobnosti ____________ pomenovania z jedného javu na druhý</text:span></text:p>
      <text:p text:style-name="P1"><text:span text:style-name="T5">_____________</text:span><text:span text:style-name="T4"> - </text:span><text:span text:style-name="T11">vzniká prenesením významu zo slova na slovo na základe vonkajšej podobnosti</text:span></text:p>
      <text:p text:style-name="P1"><text:span text:style-name="T5">____________ – básnický prívlastok <text:s text:c="4"/></text:span><text:span text:style-name="T7">zradné vody</text:span></text:p>
      <text:p text:style-name="P1"><text:span text:style-name="T5">____________________ – <text:s/>druh metafory, </text:span><text:span text:style-name="T4">neživým predmetom sa prisudzujú vlastnosti a schopnosti ľudí</text:span></text:p>
      <text:p text:style-name="P3"><text:span text:style-name="T5">_______________ – inotaj, </text:span><text:span text:style-name="T4">druh metafory, ktorou sa nepriamo pomenuje obraz alebo dej, pretože sa nesmie alebo nemôže vyjadriť priamo </text:span></text:p>
      <text:p text:style-name="P1"><text:span text:style-name="T5">________________ - zveličenie</text:span></text:p>
      <text:p text:style-name="P3"><text:span text:style-name="T5">_________________ – druh metonymie, </text:span><text:span text:style-name="T4">založený na prenášaní pomenovania javov na základe kvalitatívnych vzťahov (časť za celok/celok sa časť) <text:s text:c="9"/></text:span><text:span text:style-name="T7">Stoj noho!</text:span></text:p>
      <text:p text:style-name="P3"><text:span text:style-name="T5">_______________ – </text:span><text:span text:style-name="T4">obrazné pomenovanie založené na prenášaní pomenovania javov na základe vnútornej súvislosti</text:span></text:p>
      <text:p text:style-name="P3"><text:span text:style-name="T5">Antonomázia – premenovanie, druh metonymie, </text:span><text:span text:style-name="T4">namiesto mena známej osoby použijeme opis alebo charakteristickú vlastnosť <text:s text:c="20"/></text:span><text:span text:style-name="T7">učiteľ národov</text:span><text:span text:style-name="T4"> - </text:span><text:span text:style-name="T9">Komenský</text:span><text:span text:style-name="T7"> </text:span></text:p>
      <text:p text:style-name="P3"><text:span text:style-name="T5">___________ – </text:span><text:span text:style-name="T4">vzniká na základe zaužívaného označenia; znak, ktorý zastupuje niečo iné <text:s text:c="6"/></text:span><text:span text:style-name="T7">srdce – láska</text:span></text:p>
      <text:p text:style-name="P1"><text:span text:style-name="T5">________________ – druh metafory, </text:span><text:span text:style-name="T4">slová sú tu použité v priamom význame (prirovnávam)</text:span></text:p>
      <text:p text:style-name="P1"><text:span text:style-name="T5">Perifráza <text:s/>- </text:span><text:span text:style-name="T4">nepomenujeme predmet alebo človeka priamo, ale zvýraznime jeho najtypickejšiu vlastnosť alebo použijeme opis </text:span><text:span text:style-name="T5"><text:s text:c="51"/></text:span><text:span text:style-name="T7">krásavica na Dunaji – Bratislava, krajina pod Tatrami - Slovensko</text:span></text:p>
      <text:p text:style-name="P1"><text:span text:style-name="T5">__________– </text:span><text:span text:style-name="T4">kladné hodnotenie má negatívny význam <text:s text:c="2"/></text:span><text:span text:style-name="T6">Musíš tu utierať, keď pozerám telku? – Joj, chudáčik!</text:span><text:span text:style-name="T8"> </text:span></text:p>
      <text:p text:style-name="P1"><text:span text:style-name="T5">___________________ – </text:span><text:span text:style-name="T4">uštipačný, bezohľadný výsmech</text:span><text:span text:style-name="T2"> </text:span><text:span text:style-name="T13">(vyšší stupeň irónie) <text:s text:c="2"/></text:span></text:p>
      <text:p text:style-name="P1"><text:span text:style-name="T3">Ďalšie: antitéza, parabola </text:span></text:p>
      <text:p text:style-name="P2"><text:span text:style-name="T1">FIGÚRY</text:span></text:p>
      <text:p text:style-name="P3"><text:span text:style-name="T4">- slová a slovné spojenia, ktoré sú odchýlkou od bežného vyjadrovania a v umeleckom texte plnia estetickú funkciu (oživiť text, dodržať rým, rytmus, vyvolať napätie)</text:span></text:p>
      <text:p text:style-name="P3"><text:span text:style-name="T4">- vznikajú opakovaním rovnakých alebo zvukovo podobných hlások, slabík, slov, hrou so slovami, používaním slov s rovnakým slovným základom</text:span></text:p>
      <text:p text:style-name="P1"><text:span text:style-name="T5">Aliterácia – </text:span><text:span text:style-name="T4">zakladá sa na opakovaní rovnakej hlásky alebo skupiny hlások (slabík) na začiatku dvoch alebo viacerých po sebe idúcich slov <text:s text:c="3"/></text:span><text:span text:style-name="T12">Lízal jeden lilipután lilavkasté lízatko...</text:span></text:p>
      <text:p text:style-name="P1"><text:span text:style-name="T5">Paronomázia – <text:s/></text:span><text:span text:style-name="T4">tvorí sa spojením slov s rovnakým slovným základom </text:span><text:span text:style-name="T12">Slavme slavně slávu Slavů slavných</text:span></text:p>
      <text:p text:style-name="P1"><text:span text:style-name="T5">____________ – </text:span><text:span text:style-name="T4">opakovanie slov alebo skupiny slov </text:span><text:span text:style-name="T10">na začiatku veršov</text:span></text:p>
      <text:p text:style-name="P1"><text:span text:style-name="T5">____________ - <text:s/></text:span><text:span text:style-name="T4">opakovanie slov alebo skupiny slov </text:span><text:span text:style-name="T10">na konci veršov</text:span></text:p>
      <text:p text:style-name="P1"><text:span text:style-name="T5">____________ – </text:span><text:span text:style-name="T4">opakovanie toho istého slova alebo skupiny slov </text:span><text:span text:style-name="T10">za sebou</text:span><text:span text:style-name="T4"> v básni, v próze <text:s/></text:span><text:span text:style-name="T5">horí, horí, všetko horí</text:span></text:p>
      <text:p text:style-name="P1"><text:span text:style-name="T5">_____________– </text:span><text:span text:style-name="T4">opakovanie toho istého slova alebo skupiny slov </text:span><text:span text:style-name="T10">na konci jedného a na začiatku nasledujúceho verša</text:span></text:p>
      <text:p text:style-name="P1"><text:soft-page-break/><text:span text:style-name="T5">Kalambúr – </text:span><text:span text:style-name="T4">zakladá sa na zvukovej podobnosti významovo rozdielnych <text:s/>slov </text:span><text:span text:style-name="T7">(asi miluje – asimiluje)</text:span></text:p>
      <text:p text:style-name="P1"><text:span text:style-name="T5">Elipsa – výpustka, </text:span><text:span text:style-name="T4">je vynechávanie slov, častí vety, ktoré si možno domyslieť </text:span><text:span text:style-name="T7">Aká matka, taká Katka.</text:span></text:p>
      <text:p text:style-name="P1"><text:span text:style-name="T5">Zeugma – </text:span><text:span text:style-name="T4">z vety sa vypustia slová, kt. by sa mali kvôli väzbe uviesť <text:s text:c="2"/></text:span><text:span text:style-name="T7">Vidieť a hovoriť s niekým (správne: vidieť niekoho a hovoriť s ním)</text:span></text:p>
      <text:p text:style-name="P1"><text:span text:style-name="T5">Apoziopéza – </text:span><text:span text:style-name="T4">neukončená výpoveď <text:s text:c="2"/></text:span><text:span text:style-name="T7">Nuž, neprišli sme...</text:span></text:p>
      <text:p text:style-name="P1"><text:span text:style-name="T5">Inverzia – </text:span><text:span text:style-name="T4">prehodený slovosled </text:span><text:span text:style-name="T7"><text:s text:c="2"/>jeho cit zvláštny</text:span></text:p>
      <text:p text:style-name="P3"><text:span text:style-name="T5">Parentéza – vsuvka, </text:span><text:span text:style-name="T4">je</text:span><text:span text:style-name="T5"> </text:span><text:span text:style-name="T4">samostatný, do vety vsunutý výraz alebo veta; prináša doplnkovú informáciu, ktorá vysvetľuje, zdôrazňuje predchádzajúcu časť; je oddelená čiarkou, pomlčkou, zátvorkou <text:s/></text:span></text:p>
      <text:p text:style-name="P4"><text:span text:style-name="T12">Remeslo, </text:span><text:span text:style-name="T14">ako hovorievala naša starká</text:span><text:span text:style-name="T12">, má zlaté dno.</text:span></text:p>
      <text:p text:style-name="P1"><text:span text:style-name="T5">Klimax <text:s/>a ___________ – </text:span><text:span text:style-name="T4">stupňovanie významu za sebou idúcich slov</text:span><text:span text:style-name="T7"> <text:s text:c="18"/>a rastie tam deň, dva, tri, týždeň</text:span></text:p>
      <text:p text:style-name="P1"><text:span text:style-name="T5">Antiklimax – </text:span><text:span text:style-name="T4">postupne znižuje, zoslabuje význam <text:s text:c="50"/></text:span><text:span text:style-name="T7">Nebol tam ani mesiac, ani týždeň</text:span></text:p>
      <text:p text:style-name="P1"><text:span text:style-name="T5">____________ – </text:span><text:span text:style-name="T4">spojenie 2 výrazov, ktoré sa významovo popierajú alebo vylučujú <text:s text:c="4"/></text:span><text:span text:style-name="T7">sladká soľ/ O láske neláskavej</text:span></text:p>
      <text:p text:style-name="P1"><text:span text:style-name="T5">Paradox – </text:span><text:span text:style-name="T4">neočakávaný a prekvapujúci, zdanlivo nezmyslený a protikladný výrok <text:s/></text:span><text:span text:style-name="T15">Muž a žena sa nikdy nemôžu dohodnúť. Lebo každý chce niečo iné. Muž ženu a žena muža. (F. Karinthy)</text:span></text:p>
      <text:p text:style-name="P1"><text:span text:style-name="T5">Paralelizmus – </text:span><text:span text:style-name="T4">vzniká opakovaním rovnakých alebo podobných konštrukcií nasledujúcich za sebou</text:span></text:p>
      <text:p text:style-name="P1"><text:span text:style-name="T5">____________________________ - <text:s/></text:span><text:span text:style-name="T4">autor na ňu nečaká odpoveď <text:s text:c="2"/></text:span><text:span text:style-name="T7">Byť či nebyť?</text:span></text:p>
      <text:p text:style-name="P1"><text:span text:style-name="T5">____________________________ – </text:span><text:span text:style-name="T9"><text:s/></text:span><text:span text:style-name="T4">vyjadruje</text:span><text:span text:style-name="T9"> citový vzťah autor k obsahu výpovede <text:s/></text:span><text:span text:style-name="T5">Mor ho!</text:span></text:p>
      <text:p text:style-name="P1"><text:span text:style-name="T5">Apostrofa – </text:span><text:span text:style-name="T4">rečnícke oslovenie neprítomnej osoby alebo neživého predmetu <text:s text:c="2"/></text:span><text:span text:style-name="T5"><text:s text:c="2"/>Ó poézia</text:span></text:p>
      <text:p text:style-name="P1"><text:bookmark text:name="_gjdgxs"/><text:span text:style-name="T5">_______________– _________________ <text:s/></text:span><text:span text:style-name="T7">Nemožno mi ťa neľúbiť. → </text:span><text:span text:style-name="T4">kladný význ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1" meta:word-count="541" meta:character-count="4195" meta:non-whitespace-character-count="3465"/>
    <meta:generator>LibreOfficeDev/6.0.5.2$Linux_X86_64 LibreOffice_project/</meta:generator>
  </office:meta>
</office:document-meta>
</file>